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87f4" officeooo:paragraph-rsid="001487f4"/>
    </style:style>
    <style:style style:name="P2" style:family="paragraph" style:parent-style-name="Standard">
      <style:text-properties fo:font-weight="bold" officeooo:rsid="001487f4" officeooo:paragraph-rsid="001487f4" style:font-weight-asian="bold" style:font-weight-complex="bold"/>
    </style:style>
    <style:style style:name="P3" style:family="paragraph" style:parent-style-name="Standard">
      <style:text-properties fo:font-weight="bold" officeooo:rsid="001487f4" officeooo:paragraph-rsid="00161437" style:font-weight-asian="bold" style:font-weight-complex="bold"/>
    </style:style>
    <style:style style:name="P4" style:family="paragraph" style:parent-style-name="Standard">
      <style:text-properties fo:font-weight="bold" officeooo:rsid="00161437" officeooo:paragraph-rsid="00161437" style:font-weight-asian="bold" style:font-weight-complex="bold"/>
    </style:style>
    <style:style style:name="P5" style:family="paragraph" style:parent-style-name="Standard">
      <style:text-properties fo:font-weight="bold" officeooo:rsid="00161437" officeooo:paragraph-rsid="00182821" style:font-weight-asian="bold" style:font-weight-complex="bold"/>
    </style:style>
    <style:style style:name="P6" style:family="paragraph" style:parent-style-name="Standard">
      <style:text-properties fo:font-weight="bold" officeooo:rsid="00161437" officeooo:paragraph-rsid="0027265f" style:font-weight-asian="bold" style:font-weight-complex="bold"/>
    </style:style>
    <style:style style:name="P7" style:family="paragraph" style:parent-style-name="Standard">
      <style:text-properties fo:font-weight="bold" officeooo:rsid="001c9ca1" officeooo:paragraph-rsid="001c9ca1" style:font-weight-asian="bold" style:font-weight-complex="bold"/>
    </style:style>
    <style:style style:name="P8" style:family="paragraph" style:parent-style-name="Standard">
      <style:text-properties fo:font-weight="bold" officeooo:rsid="001e46b1" officeooo:paragraph-rsid="001e46b1" style:font-weight-asian="bold" style:font-weight-complex="bold"/>
    </style:style>
    <style:style style:name="P9" style:family="paragraph" style:parent-style-name="Standard">
      <style:text-properties fo:font-weight="bold" officeooo:rsid="001e46b1" officeooo:paragraph-rsid="0023e269" style:font-weight-asian="bold" style:font-weight-complex="bold"/>
    </style:style>
    <style:style style:name="P10" style:family="paragraph" style:parent-style-name="Standard">
      <style:text-properties fo:font-weight="bold" officeooo:rsid="001f79fd" officeooo:paragraph-rsid="001f79fd" style:font-weight-asian="bold" style:font-weight-complex="bold"/>
    </style:style>
    <style:style style:name="P11" style:family="paragraph" style:parent-style-name="Standard">
      <style:text-properties fo:font-weight="bold" officeooo:rsid="001f79fd" officeooo:paragraph-rsid="00239407" style:font-weight-asian="bold" style:font-weight-complex="bold"/>
    </style:style>
    <style:style style:name="P12" style:family="paragraph" style:parent-style-name="Standard">
      <style:text-properties fo:font-weight="bold" officeooo:rsid="001f79fd" officeooo:paragraph-rsid="0023e269" style:font-weight-asian="bold" style:font-weight-complex="bold"/>
    </style:style>
    <style:style style:name="P13" style:family="paragraph" style:parent-style-name="Standard">
      <style:text-properties fo:font-weight="bold" officeooo:rsid="001f79fd" officeooo:paragraph-rsid="002bf15c" style:font-weight-asian="bold" style:font-weight-complex="bold"/>
    </style:style>
    <style:style style:name="P14" style:family="paragraph" style:parent-style-name="Standard">
      <style:text-properties fo:font-weight="bold" officeooo:rsid="001f79fd" officeooo:paragraph-rsid="00344cfd" style:font-weight-asian="bold" style:font-weight-complex="bold"/>
    </style:style>
    <style:style style:name="P15" style:family="paragraph" style:parent-style-name="Standard">
      <style:text-properties fo:font-weight="bold" officeooo:rsid="0027265f" officeooo:paragraph-rsid="0027265f" style:font-weight-asian="bold" style:font-weight-complex="bold"/>
    </style:style>
    <style:style style:name="P16" style:family="paragraph" style:parent-style-name="Standard">
      <style:text-properties fo:font-weight="bold" officeooo:rsid="002f9f55" officeooo:paragraph-rsid="002f9f55" style:font-weight-asian="bold" style:font-weight-complex="bold"/>
    </style:style>
    <style:style style:name="P17" style:family="paragraph" style:parent-style-name="Standard">
      <style:text-properties fo:font-weight="bold" officeooo:rsid="002f9f55" officeooo:paragraph-rsid="00344cfd" style:font-weight-asian="bold" style:font-weight-complex="bold"/>
    </style:style>
    <style:style style:name="P18" style:family="paragraph" style:parent-style-name="Standard">
      <style:text-properties fo:font-weight="bold" officeooo:paragraph-rsid="00161437"/>
    </style:style>
    <style:style style:name="P19" style:family="paragraph" style:parent-style-name="Standard">
      <style:text-properties fo:font-weight="bold" officeooo:paragraph-rsid="001af897"/>
    </style:style>
    <style:style style:name="P20" style:family="paragraph" style:parent-style-name="Standard">
      <style:text-properties fo:font-weight="bold" officeooo:paragraph-rsid="001c8829"/>
    </style:style>
    <style:style style:name="P21" style:family="paragraph" style:parent-style-name="Standard">
      <style:text-properties fo:font-weight="bold" officeooo:rsid="00244373" officeooo:paragraph-rsid="00244373"/>
    </style:style>
    <style:style style:name="P22" style:family="paragraph" style:parent-style-name="Standard">
      <style:text-properties fo:font-weight="normal" officeooo:rsid="001487f4" officeooo:paragraph-rsid="00161437" style:font-weight-asian="normal" style:font-weight-complex="normal"/>
    </style:style>
    <style:style style:name="P23" style:family="paragraph" style:parent-style-name="Standard">
      <style:text-properties style:text-underline-style="none" fo:font-weight="bold" officeooo:rsid="00244373" officeooo:paragraph-rsid="00244373"/>
    </style:style>
    <style:style style:name="P24" style:family="paragraph" style:parent-style-name="Standard">
      <style:text-properties fo:font-size="16pt" style:text-underline-style="solid" style:text-underline-width="auto" style:text-underline-color="font-color" fo:font-weight="bold" officeooo:rsid="001487f4" officeooo:paragraph-rsid="001487f4" style:font-size-asian="16pt" style:font-weight-asian="bold" style:font-size-complex="16pt" style:font-weight-complex="bold"/>
    </style:style>
    <style:style style:name="P25" style:family="paragraph" style:parent-style-name="Standard">
      <style:text-properties fo:font-style="italic" fo:font-weight="bold" officeooo:rsid="0023e269" officeooo:paragraph-rsid="00244373" style:font-style-asian="italic" style:font-weight-asian="bold" style:font-style-complex="italic" style:font-weight-complex="bold"/>
    </style:style>
    <style:style style:name="P26" style:family="paragraph" style:parent-style-name="Standard">
      <style:text-properties fo:font-weight="normal" officeooo:rsid="00161437" officeooo:paragraph-rsid="00161437" style:font-weight-asian="normal" style:font-weight-complex="normal"/>
    </style:style>
    <style:style style:name="P27" style:family="paragraph" style:parent-style-name="Standard">
      <style:text-properties fo:font-weight="normal" officeooo:rsid="0027265f" officeooo:paragraph-rsid="0027265f" style:font-weight-asian="normal" style:font-weight-complex="normal"/>
    </style:style>
    <style:style style:name="P28" style:family="paragraph" style:parent-style-name="Standard">
      <style:text-properties fo:font-style="normal" style:text-underline-style="none" fo:font-weight="normal" officeooo:rsid="00161437" officeooo:paragraph-rsid="0016143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16a710" officeooo:paragraph-rsid="0027265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16a710" officeooo:paragraph-rsid="00182821"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16a710" officeooo:paragraph-rsid="00161437"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182821" officeooo:paragraph-rsid="00161437"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187695" officeooo:paragraph-rsid="00161437"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1ab0c2" officeooo:paragraph-rsid="0016143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1abdf2" officeooo:paragraph-rsid="00161437"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1abdf2" officeooo:paragraph-rsid="001af897"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1af897" officeooo:paragraph-rsid="001af897"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1c8829" officeooo:paragraph-rsid="001c8829"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244373" officeooo:paragraph-rsid="00244373"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1c9ca1" officeooo:paragraph-rsid="001c9ca1"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1f79fd" officeooo:paragraph-rsid="001f79fd"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20de69" officeooo:paragraph-rsid="001f79fd"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22dac6" officeooo:paragraph-rsid="001f79fd"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23ce59" officeooo:paragraph-rsid="0023e269"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23e269" officeooo:paragraph-rsid="0023e269"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28b3f9" officeooo:paragraph-rsid="001f79fd"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2a3c17" officeooo:paragraph-rsid="001f79fd"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2bf15c" officeooo:paragraph-rsid="002bf15c"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2bf15c" officeooo:paragraph-rsid="001f79fd"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344cfd" officeooo:paragraph-rsid="00344cfd"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2f9f55" officeooo:paragraph-rsid="002f9f55"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2f9f55" officeooo:paragraph-rsid="00344cfd"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3153b8" officeooo:paragraph-rsid="002f9f55"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32b10b" officeooo:paragraph-rsid="002f9f55"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34eaa4" officeooo:paragraph-rsid="0034eaa4" style:font-style-asian="normal" style:font-weight-asian="normal" style:font-style-complex="normal" style:font-weight-complex="normal"/>
    </style:style>
    <style:style style:name="P56" style:family="paragraph" style:parent-style-name="Standard">
      <style:text-properties fo:font-style="normal" style:text-underline-style="none" fo:font-weight="bold" officeooo:rsid="001e46b1" officeooo:paragraph-rsid="001e46b1" style:font-style-asian="normal" style:font-weight-asian="bold" style:font-style-complex="normal" style:font-weight-complex="bold"/>
    </style:style>
    <style:style style:name="P57" style:family="paragraph" style:parent-style-name="Standard">
      <style:text-properties fo:font-style="normal" style:text-underline-style="none" fo:font-weight="bold" officeooo:rsid="002f9f55" officeooo:paragraph-rsid="002f9f55" style:font-style-asian="normal" style:font-weight-asian="bold" style:font-style-complex="normal" style:font-weight-complex="bold"/>
    </style:style>
    <style:style style:name="P58" style:family="paragraph" style:parent-style-name="Standard">
      <style:text-properties fo:color="#999999" fo:font-style="normal" style:text-underline-style="none" fo:font-weight="normal" officeooo:rsid="003153b8" officeooo:paragraph-rsid="003153b8" style:font-style-asian="normal" style:font-weight-asian="normal" style:font-style-complex="normal" style:font-weight-complex="normal"/>
    </style:style>
    <style:style style:name="T1" style:family="text">
      <style:text-properties officeooo:rsid="00161437"/>
    </style:style>
    <style:style style:name="T2" style:family="text">
      <style:text-properties fo:font-weight="normal" style:font-weight-asian="normal" style:font-weight-complex="normal"/>
    </style:style>
    <style:style style:name="T3" style:family="text">
      <style:text-properties fo:font-weight="normal" officeooo:rsid="00260c5f" style:font-weight-asian="normal" style:font-weight-complex="normal"/>
    </style:style>
    <style:style style:name="T4" style:family="text">
      <style:text-properties fo:font-weight="normal" officeooo:rsid="002a3c17" style:font-weight-asian="normal" style:font-weight-complex="normal"/>
    </style:style>
    <style:style style:name="T5" style:family="text">
      <style:text-properties fo:font-weight="normal" officeooo:rsid="002bf15c" style:font-weight-asian="normal" style:font-weight-complex="normal"/>
    </style:style>
    <style:style style:name="T6" style:family="text">
      <style:text-properties style:text-position="super 58%"/>
    </style:style>
    <style:style style:name="T7" style:family="text">
      <style:text-properties style:text-underline-style="none" fo:font-weight="normal"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16a710" style:font-style-asian="italic" style:font-weight-asian="normal" style:font-style-complex="italic" style:font-weight-complex="normal"/>
    </style:style>
    <style:style style:name="T10" style:family="text">
      <style:text-properties fo:font-style="italic" style:text-underline-style="none" fo:font-weight="normal" officeooo:rsid="00182821" style:font-style-asian="italic" style:font-weight-asian="normal" style:font-style-complex="italic" style:font-weight-complex="normal"/>
    </style:style>
    <style:style style:name="T11" style:family="text">
      <style:text-properties fo:font-style="italic" style:text-underline-style="none" fo:font-weight="normal" officeooo:rsid="00187695" style:font-style-asian="italic" style:font-weight-asian="normal" style:font-style-complex="italic" style:font-weight-complex="normal"/>
    </style:style>
    <style:style style:name="T12" style:family="text">
      <style:text-properties fo:font-style="italic" style:text-underline-style="none" fo:font-weight="normal" officeooo:rsid="001ab0c2" style:font-style-asian="italic" style:font-weight-asian="normal" style:font-style-complex="italic" style:font-weight-complex="normal"/>
    </style:style>
    <style:style style:name="T13" style:family="text">
      <style:text-properties fo:font-style="italic" style:text-underline-style="none" fo:font-weight="normal" officeooo:rsid="001abdf2" style:font-style-asian="italic" style:font-weight-asian="normal" style:font-style-complex="italic" style:font-weight-complex="normal"/>
    </style:style>
    <style:style style:name="T14" style:family="text">
      <style:text-properties fo:font-style="italic" style:text-underline-style="none" fo:font-weight="normal" officeooo:rsid="0020de69" style:font-style-asian="italic" style:font-weight-asian="normal" style:font-style-complex="italic" style:font-weight-complex="normal"/>
    </style:style>
    <style:style style:name="T15" style:family="text">
      <style:text-properties fo:font-style="italic" style:text-underline-style="none" fo:font-weight="normal" officeooo:rsid="0022dac6" style:font-style-asian="italic" style:font-weight-asian="normal" style:font-style-complex="italic" style:font-weight-complex="normal"/>
    </style:style>
    <style:style style:name="T16" style:family="text">
      <style:text-properties fo:font-style="italic" style:text-underline-style="none" fo:font-weight="normal" officeooo:rsid="0023ce59" style:font-style-asian="italic" style:font-weight-asian="normal" style:font-style-complex="italic" style:font-weight-complex="normal"/>
    </style:style>
    <style:style style:name="T17" style:family="text">
      <style:text-properties fo:font-style="italic" style:text-underline-style="none" fo:font-weight="normal" officeooo:rsid="00244373" style:font-style-asian="italic" style:font-weight-asian="normal" style:font-style-complex="italic" style:font-weight-complex="normal"/>
    </style:style>
    <style:style style:name="T18" style:family="text">
      <style:text-properties fo:font-style="italic" style:text-underline-style="none" fo:font-weight="normal" officeooo:rsid="002a3c17" style:font-style-asian="italic" style:font-weight-asian="normal" style:font-style-complex="italic" style:font-weight-complex="normal"/>
    </style:style>
    <style:style style:name="T19" style:family="text">
      <style:text-properties fo:font-style="italic" style:text-underline-style="none" fo:font-weight="normal" officeooo:rsid="002bf15c" style:font-style-asian="italic" style:font-weight-asian="normal" style:font-style-complex="italic" style:font-weight-complex="normal"/>
    </style:style>
    <style:style style:name="T20" style:family="text">
      <style:text-properties fo:font-style="italic" style:text-underline-style="none" fo:font-weight="normal" officeooo:rsid="002ea938" style:font-style-asian="italic" style:font-weight-asian="normal" style:font-style-complex="italic" style:font-weight-complex="normal"/>
    </style:style>
    <style:style style:name="T21" style:family="text">
      <style:text-properties fo:font-style="italic" style:text-underline-style="none" fo:font-weight="normal" officeooo:rsid="003153b8" style:font-style-asian="italic" style:font-weight-asian="normal" style:font-style-complex="italic" style:font-weight-complex="normal"/>
    </style:style>
    <style:style style:name="T22" style:family="text">
      <style:text-properties fo:font-style="italic" style:text-underline-style="none" fo:font-weight="normal" officeooo:rsid="0032b10b" style:font-style-asian="italic" style:font-weight-asian="normal" style:font-style-complex="italic" style:font-weight-complex="normal"/>
    </style:style>
    <style:style style:name="T23" style:family="text">
      <style:text-properties fo:font-style="italic" style:text-underline-style="none" fo:font-weight="normal" officeooo:rsid="00344cfd" style:font-style-asian="italic" style:font-weight-asian="normal" style:font-style-complex="italic"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16a710" style:font-style-asian="normal" style:font-weight-asian="normal" style:font-style-complex="normal" style:font-weight-complex="normal"/>
    </style:style>
    <style:style style:name="T27" style:family="text">
      <style:text-properties fo:font-style="normal" style:text-underline-style="none" fo:font-weight="normal" officeooo:rsid="00182821" style:font-style-asian="normal" style:font-weight-asian="normal" style:font-style-complex="normal" style:font-weight-complex="normal"/>
    </style:style>
    <style:style style:name="T28" style:family="text">
      <style:text-properties fo:font-style="normal" style:text-underline-style="none" fo:font-weight="normal" officeooo:rsid="00187695" style:font-style-asian="normal" style:font-weight-asian="normal" style:font-style-complex="normal" style:font-weight-complex="normal"/>
    </style:style>
    <style:style style:name="T29" style:family="text">
      <style:text-properties fo:font-style="normal" style:text-underline-style="none" fo:font-weight="normal" officeooo:rsid="00198cbf" style:font-style-asian="normal" style:font-weight-asian="normal" style:font-style-complex="normal" style:font-weight-complex="normal"/>
    </style:style>
    <style:style style:name="T30" style:family="text">
      <style:text-properties fo:font-style="normal" style:text-underline-style="none" fo:font-weight="normal" officeooo:rsid="001ab0c2" style:font-style-asian="normal" style:font-weight-asian="normal" style:font-style-complex="normal" style:font-weight-complex="normal"/>
    </style:style>
    <style:style style:name="T31" style:family="text">
      <style:text-properties fo:font-style="normal" style:text-underline-style="none" fo:font-weight="normal" officeooo:rsid="001abdf2" style:font-style-asian="normal" style:font-weight-asian="normal" style:font-style-complex="normal" style:font-weight-complex="normal"/>
    </style:style>
    <style:style style:name="T32" style:family="text">
      <style:text-properties fo:font-style="normal" style:text-underline-style="none" fo:font-weight="normal" officeooo:rsid="001af897" style:font-style-asian="normal" style:font-weight-asian="normal" style:font-style-complex="normal" style:font-weight-complex="normal"/>
    </style:style>
    <style:style style:name="T33" style:family="text">
      <style:text-properties fo:font-style="normal" style:text-underline-style="none" fo:font-weight="normal" officeooo:rsid="001c8829" style:font-style-asian="normal" style:font-weight-asian="normal" style:font-style-complex="normal" style:font-weight-complex="normal"/>
    </style:style>
    <style:style style:name="T34" style:family="text">
      <style:text-properties fo:font-style="normal" style:text-underline-style="none" fo:font-weight="normal" officeooo:rsid="001e46b1" style:font-style-asian="normal" style:font-weight-asian="normal" style:font-style-complex="normal" style:font-weight-complex="normal"/>
    </style:style>
    <style:style style:name="T35" style:family="text">
      <style:text-properties fo:font-style="normal" style:text-underline-style="none" fo:font-weight="normal" officeooo:rsid="001f79fd" style:font-style-asian="normal" style:font-weight-asian="normal" style:font-style-complex="normal" style:font-weight-complex="normal"/>
    </style:style>
    <style:style style:name="T36" style:family="text">
      <style:text-properties fo:font-style="normal" style:text-underline-style="none" fo:font-weight="normal" officeooo:rsid="0020de69" style:font-style-asian="normal" style:font-weight-asian="normal" style:font-style-complex="normal" style:font-weight-complex="normal"/>
    </style:style>
    <style:style style:name="T37" style:family="text">
      <style:text-properties fo:font-style="normal" style:text-underline-style="none" fo:font-weight="normal" officeooo:rsid="0022dac6" style:font-style-asian="normal" style:font-weight-asian="normal" style:font-style-complex="normal" style:font-weight-complex="normal"/>
    </style:style>
    <style:style style:name="T38" style:family="text">
      <style:text-properties fo:font-style="normal" style:text-underline-style="none" fo:font-weight="normal" officeooo:rsid="00239407" style:font-style-asian="normal" style:font-weight-asian="normal" style:font-style-complex="normal" style:font-weight-complex="normal"/>
    </style:style>
    <style:style style:name="T39" style:family="text">
      <style:text-properties fo:font-style="normal" style:text-underline-style="none" fo:font-weight="normal" officeooo:rsid="0023ce59" style:font-style-asian="normal" style:font-weight-asian="normal" style:font-style-complex="normal" style:font-weight-complex="normal"/>
    </style:style>
    <style:style style:name="T40" style:family="text">
      <style:text-properties fo:font-style="normal" style:text-underline-style="none" fo:font-weight="normal" officeooo:rsid="0023e269" style:font-style-asian="normal" style:font-weight-asian="normal" style:font-style-complex="normal" style:font-weight-complex="normal"/>
    </style:style>
    <style:style style:name="T41" style:family="text">
      <style:text-properties fo:font-style="normal" style:text-underline-style="none" fo:font-weight="normal" officeooo:rsid="00244373" style:font-style-asian="normal" style:font-weight-asian="normal" style:font-style-complex="normal" style:font-weight-complex="normal"/>
    </style:style>
    <style:style style:name="T42" style:family="text">
      <style:text-properties fo:font-style="normal" style:text-underline-style="none" fo:font-weight="normal" officeooo:rsid="0028b3f9" style:font-style-asian="normal" style:font-weight-asian="normal" style:font-style-complex="normal" style:font-weight-complex="normal"/>
    </style:style>
    <style:style style:name="T43" style:family="text">
      <style:text-properties fo:font-style="normal" style:text-underline-style="none" fo:font-weight="normal" officeooo:rsid="002a3c17" style:font-style-asian="normal" style:font-weight-asian="normal" style:font-style-complex="normal" style:font-weight-complex="normal"/>
    </style:style>
    <style:style style:name="T44" style:family="text">
      <style:text-properties fo:font-style="normal" style:text-underline-style="none" fo:font-weight="normal" officeooo:rsid="002bf15c" style:font-style-asian="normal" style:font-weight-asian="normal" style:font-style-complex="normal" style:font-weight-complex="normal"/>
    </style:style>
    <style:style style:name="T45" style:family="text">
      <style:text-properties fo:font-style="normal" style:text-underline-style="none" fo:font-weight="normal" officeooo:rsid="002ea938" style:font-style-asian="normal" style:font-weight-asian="normal" style:font-style-complex="normal" style:font-weight-complex="normal"/>
    </style:style>
    <style:style style:name="T46" style:family="text">
      <style:text-properties fo:font-style="normal" style:text-underline-style="none" fo:font-weight="normal" officeooo:rsid="003153b8" style:font-style-asian="normal" style:font-weight-asian="normal" style:font-style-complex="normal" style:font-weight-complex="normal"/>
    </style:style>
    <style:style style:name="T47" style:family="text">
      <style:text-properties fo:font-style="normal" style:text-underline-style="none" fo:font-weight="normal" officeooo:rsid="0032b10b" style:font-style-asian="normal" style:font-weight-asian="normal" style:font-style-complex="normal" style:font-weight-complex="normal"/>
    </style:style>
    <style:style style:name="T48" style:family="text">
      <style:text-properties fo:font-style="normal" style:text-underline-style="none" fo:font-weight="normal" officeooo:rsid="00344cfd"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1abdf2" style:font-style-asian="normal" style:font-style-complex="normal"/>
    </style:style>
    <style:style style:name="T51" style:family="text">
      <style:text-properties fo:font-style="normal" style:text-underline-style="none" officeooo:rsid="002bf15c" style:font-style-asian="normal" style:font-style-complex="normal"/>
    </style:style>
    <style:style style:name="T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fo:font-style="normal" style:text-underline-style="solid" style:text-underline-width="auto" style:text-underline-color="font-color" fo:font-weight="normal" officeooo:rsid="00198cbf" style:font-style-asian="normal" style:font-weight-asian="normal" style:font-style-complex="normal" style:font-weight-complex="normal"/>
    </style:style>
    <style:style style:name="T54" style:family="text">
      <style:text-properties fo:font-style="normal" style:text-underline-style="solid" style:text-underline-width="auto" style:text-underline-color="font-color" fo:font-weight="normal" officeooo:rsid="001c8829"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normal" officeooo:rsid="001e46b1" style:font-style-asian="normal" style:font-weight-asian="normal" style:font-style-complex="normal" style:font-weight-complex="normal"/>
    </style:style>
    <style:style style:name="T56" style:family="text">
      <style:text-properties fo:font-style="normal" style:text-underline-style="solid" style:text-underline-width="auto" style:text-underline-color="font-color" fo:font-weight="normal" officeooo:rsid="00260c5f"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60c5f" style:font-style-asian="normal" style:font-weight-asian="normal" style:font-style-complex="normal" style:font-weight-complex="normal"/>
    </style:style>
    <style:style style:name="T59" style:family="text">
      <style:text-properties officeooo:rsid="001c9ca1"/>
    </style:style>
    <style:style style:name="T60" style:family="text">
      <style:text-properties officeooo:rsid="001f79fd"/>
    </style:style>
    <style:style style:name="T61" style:family="text">
      <style:text-properties fo:color="#999999" fo:font-style="italic" style:text-underline-style="none" officeooo:rsid="003153b8" style:font-style-asian="italic" style:font-style-complex="italic"/>
    </style:style>
    <style:style style:name="T62" style:family="text">
      <style:text-properties fo:color="#999999" fo:font-style="italic" style:text-underline-style="none" officeooo:rsid="0032b10b" style:font-style-asian="italic" style:font-style-complex="italic"/>
    </style:style>
    <style:style style:name="T63" style:family="text">
      <style:text-properties fo:color="#999999" fo:font-style="normal" style:text-underline-style="none" fo:font-weight="normal" officeooo:rsid="003153b8"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Midstone-project <text:span text:style-name="T60">document</text:span>: Vulkan Game Engine</text:p>
      <text:p text:style-name="P1">Daniel Menicucci Teixeira - n01302953</text:p>
      <text:p text:style-name="P1"/>
      <text:p text:style-name="P2">Introduction:</text:p>
      <text:p text:style-name="P1"/>
      <text:p text:style-name="P1"><text:tab/>In the making of this engine my focus was on integrating the Vulkan SDK into a basic game engine. It was supposed to be able to receive the data from the game’s objects and display them properly in the screen. Using Vulkan to this limited capacity alone was a big challenge, but ultimately a success.</text:p>
      <text:p text:style-name="P1"><text:tab/>Using Vulkan gives the engine <text:span text:style-name="T59">an enormous</text:span> potential edge over competitors that rely on more traditional SDKs, such as Open_GL and SDL, because it not only is more modern and optimized, but it gives the programmer incomparably more control over the GPU operations then it’s counterparts. But also demands much more knowledge (and in my case, much more time spent learning this topic alone).</text:p>
      <text:p text:style-name="P1">It is also noteworthy that since this 2020 vulkan has extensions that support GPU ray-tracing. Although this engine does not yet make use of this feature, implementing it does not require substantial change in already implemented feature. </text:p>
      <text:p text:style-name="P1"><text:tab/>This engine also has it’s own math library, rather then importing existing ones, such as gl_math. The reason behind this is purely academical, this library does not out-perform the professional ones, but implementing it was a great learning experience, also another big challenge.</text:p>
      <text:p text:style-name="P1"/>
      <text:p text:style-name="P3">Target Hardware <text:span text:style-name="T1">and Operational System</text:span>:</text:p>
      <text:p text:style-name="P22"><text:tab/></text:p>
      <text:p text:style-name="P22"><text:tab/>Vulkan Game Engine was developed and tested exclusively on PC, so <text:span text:style-name="T1">there is no</text:span> guarantee <text:span text:style-name="T1">that it would work on a different hardware. However, both C++ and Vulkan, which form the basis of the engine, are hardware and system agnostic, so theoretically it would run on a different hardware or system.</text:span></text:p>
      <text:p text:style-name="P26"/>
      <text:p text:style-name="P4">3<text:span text:style-name="T6">rd</text:span> Party SDKs:</text:p>
      <text:p text:style-name="P4"/>
      <text:p text:style-name="P4"><text:tab/><text:span text:style-name="T2">Vulkan </text:span><text:span text:style-name="T3">G</text:span><text:span text:style-name="T2">ame </text:span><text:span text:style-name="T3">E</text:span><text:span text:style-name="T2">ngine makes use of SDL, STBImage , TineObjLoader and Vulkan SDK.</text:span></text:p>
      <text:p text:style-name="P26"/>
      <text:p text:style-name="P15">Nomenclature:</text:p>
      <text:p text:style-name="P15"/>
      <text:p text:style-name="P15"><text:tab/><text:span text:style-name="T2">A few nomenclature rules have been used to make the code more readable.<text:line-break/><text:tab/>*Functions and Class Member Variables use Uppercase on the first letter of each word on their <text:tab/> <text:tab/> <text:s text:c="2"/>names and lower case on all others (VariableName)</text:span></text:p>
      <text:p text:style-name="P27"><text:tab/>*Local variables follow the same rule, except they use lower case for the first letter of their <text:tab/>names (variableName)</text:p>
      <text:p text:style-name="P27"><text:tab/>*Classes use prefixes to denote either their functionality or inheritance. This also leaves more intuitive name spaces free to be used as member or local variable names (O_GameObject GameObject)</text:p>
      <text:p text:style-name="P27"><text:tab/><text:tab/>*F denotes math related classes with float as their main type for calculations.</text:p>
      <text:p text:style-name="P15"><text:span text:style-name="T2"><text:tab/><text:tab/>*</text:span><text:span text:style-name="T4">E denotes enums, </text:span><text:span text:style-name="T5">and enum member variables use upper case. (EEnum::VARIABLE)</text:span></text:p>
      <text:p text:style-name="P27"><text:tab/><text:tab/>*O_ denotes derived classes of O_Object, except for Levels, GameObjects and <text:tab/><text:tab/><text:tab/><text:tab/> <text:s/>components.<text:line-break/><text:tab/><text:tab/>*L_ denotes derived classes of O_Level.</text:p>
      <text:p text:style-name="P27"><text:tab/><text:tab/>*GO_ denotes derived classes of O_GameObject</text:p>
      <text:p text:style-name="P27"><text:tab/><text:tab/>*C_ denotes derived classes of O_Component</text:p>
      <text:p text:style-name="P27"><text:tab/><text:tab/>*S_ denotes structs</text:p>
      <text:p text:style-name="P26"><text:soft-page-break/></text:p>
      <text:p text:style-name="P4">Core Systems:</text:p>
      <text:p text:style-name="P4"/>
      <text:p text:style-name="P4"><text:tab/><text:span text:style-name="T52">Math Library:</text:span><text:span text:style-name="T25"> </text:span></text:p>
      <text:p text:style-name="P4"><text:span text:style-name="T25"><text:tab/><text:tab/>All classes in the Math library were designed to work with GL language shaders, and can be passed directly to the shaders in buffers. </text:span><text:span text:style-name="T26">The classes’ name’s are preceded by ‘F’ to indicated the use floats in their operations and variables.</text:span></text:p>
      <text:p text:style-name="P28"/>
      <text:p text:style-name="P5"><text:span text:style-name="T25"><text:tab/><text:tab/></text:span><text:span text:style-name="T8">FVector3 Class</text:span><text:span text:style-name="T25">: Contains all basic 3D vector operations, such as sum, dot and cross product, multiplication by scalar, boolian comparison, normalization, length calculation, etc, used for calculation position, scale, velocity (angular and linear) and acceleration (angular and linear).</text:span></text:p>
      <text:p text:style-name="P29"><text:tab/><text:tab/></text:p>
      <text:p text:style-name="P6"><text:span text:style-name="T26"><text:tab/><text:tab/></text:span><text:span text:style-name="T9">FVector4 Class</text:span><text:span text:style-name="T26">: Similar to the FVector3, also containing all basic vector operations, it is the base class for the quarternion and plane classes.</text:span></text:p>
      <text:p text:style-name="P30"><text:tab/><text:tab/></text:p>
      <text:p text:style-name="P5"><text:span text:style-name="T26"><text:tab/><text:tab/></text:span><text:span text:style-name="T10">FQuaternion</text:span><text:span text:style-name="T27">: Derived from FVector4, this class contains all basic quaternion operations, such as quaternion multiplication and the calculation of a quarternion given a rotation axis, represented by a FVector3 and an angle. Can also return the equivalent FVector3 in euler angles. FQuaternion is used to store and manipulate the orientation of game objects and components.</text:span></text:p>
      <text:p text:style-name="P31"/>
      <text:p text:style-name="P4"><text:span text:style-name="T26"><text:tab/><text:tab/></text:span><text:span text:style-name="T9">FMatrix</text:span><text:span text:style-name="T26">: A 3x3 matrix class containing all basic matrix operations </text:span><text:span text:style-name="T27">such as matrix multiplication, transposition, inversion and determinant calculation</text:span><text:span text:style-name="T26">, has limited use withing the engine.</text:span></text:p>
      <text:p text:style-name="P31"/>
      <text:p text:style-name="P4"><text:span text:style-name="T26"><text:tab/><text:tab/></text:span><text:span text:style-name="T9">FMatrix4</text:span><text:span text:style-name="T26">: A 4x4 matrix class, used to represent model matrices and matrix transformations of rotation, translation and scaling. </text:span><text:span text:style-name="T27">Contains operations for calculating Translation Matrix and Scale Matrix from FVector3 and Rotation Matrices form FQuaternion. FMatrix4 is the class used to pass the game objects transforms to the shaders.</text:span></text:p>
      <text:p text:style-name="P32"/>
      <text:p text:style-name="P4"><text:span text:style-name="T27"><text:tab/><text:tab/></text:span><text:span text:style-name="T11">FTransform</text:span><text:span text:style-name="T28">: A struct used to hold 2 FVector3 objects and a FQuaternion object representing Position, Scale and Rotation respectively. Has a custom add operation that properly calculates the “addition” of each of it’s members. Can produce a model matrix from it’s data, and is used to hold the transformation data of the objects, only converting it into a FMatrix4 when passing said data to the renderer.</text:span></text:p>
      <text:p text:style-name="P33"/>
      <text:p text:style-name="P4"><text:span text:style-name="T28"><text:tab/></text:span><text:span text:style-name="T53">Geometry Library:<text:line-break/></text:span><text:span text:style-name="T29"><text:tab/><text:tab/>The geometry library houses classes that deal with shapes </text:span><text:span text:style-name="T30">and their intersections, as well as rays. They are extensively used in collision detection.</text:span></text:p>
      <text:p text:style-name="P34"/>
      <text:p text:style-name="P4"><text:span text:style-name="T30"><text:tab/><text:tab/></text:span><text:span text:style-name="T12">Plane</text:span><text:span text:style-name="T30">: Plane class is derived from FVector4 and uses the A*X + B*Y + C*Z + D = 0 representation of a plane. Can return the plane’s normal, random point withing the plane and calculate the intersection point with a ray.</text:span></text:p>
      <text:p text:style-name="P34"><text:tab/><text:tab/></text:p>
      <text:p text:style-name="P18"><text:span text:style-name="T30"><text:tab/><text:tab/></text:span><text:span text:style-name="T12">Box</text:span><text:span text:style-name="T30">: Box class contains six planes that intersect to form a </text:span><text:span text:style-name="T31">parallelepiped according to values of a FVector3 Extent and another FVector3 position. Used for the BoxCollision class, one of the main simple collision classes.</text:span></text:p>
      <text:p text:style-name="P35"/>
      <text:p text:style-name="P18"><text:span text:style-name="T31"><text:tab/><text:tab/></text:span><text:span text:style-name="T13">Sphere</text:span><text:span text:style-name="T31">: The other main simple collision class, the variables a FVector3 for position and a float for radius.</text:span></text:p>
      <text:p text:style-name="P36"><text:tab/><text:tab/></text:p>
      <text:p text:style-name="P19"><text:soft-page-break/><text:span text:style-name="T31"><text:tab/><text:tab/></text:span><text:span text:style-name="T13">Ray</text:span><text:span text:style-name="T31">: </text:span><text:span text:style-name="T32">The class is used for ray-tracing and for representing one-dimensional lines, it has a starting position and a direction represented by FVector3 and can either have a length stored in a float variable or be infinite. Ray is used mainly for collision detection, specially to determine collision location.</text:span></text:p>
      <text:p text:style-name="P37"/>
      <text:p text:style-name="P20"><text:span text:style-name="T32"><text:tab/></text:span><text:span text:style-name="T54">Physics Library</text:span></text:p>
      <text:p text:style-name="P20"><text:span text:style-name="T33"><text:tab/><text:tab/>Most of the logic and code regarding physics is in the MovementeComponent and it’s derived class the PhysicsComponent. The FPhysicsLib class contains a single static function AddForce, that</text:span><text:span text:style-name="T31"> </text:span><text:span text:style-name="T33">chages the linear and angular velocities of PhysicsComponentes based on their mass, the force applied and the point in which the force was applied.</text:span></text:p>
      <text:p text:style-name="P38"><text:tab/></text:p>
      <text:p text:style-name="P20"><text:span text:style-name="T33"><text:tab/></text:span><text:span text:style-name="T55">Time Management<text:line-break/></text:span><text:span text:style-name="T34"><text:tab/><text:tab/>The Clock class has the functionality of keeping track of the total time and the deltaTime <text:s/>interval between frames. It uses the chrono standard library and saves the values in float type.</text:span></text:p>
      <text:p text:style-name="P38"/>
      <text:p text:style-name="P21"><text:span text:style-name="T33"><text:tab/></text:span><text:span text:style-name="T52">Vertex </text:span><text:span text:style-name="T56">and </text:span><text:span text:style-name="T52">Render Objects</text:span></text:p>
      <text:p text:style-name="P23"><text:span text:style-name="T57"><text:tab/><text:tab/></text:span><text:span text:style-name="T24">S_Vertex</text:span><text:span text:style-name="T57">: the S_Vertex struct represents a single point in a mesh and is the basic unit used by the renderer and shaders in draw operations. It holds two FVector3 variables, one for position and one for texture coordinates, which let’s the renderer map the pixel colour of a given texture to an array of S_Vertex structs. It also overloads the == operator to return boolean true in case both vertices have equal position and texture coordinates and false otherwise.</text:span></text:p>
      <text:p text:style-name="P39"/>
      <text:p text:style-name="P23"><text:span text:style-name="T57"><text:tab/><text:tab/>The RenderObject.h header contains </text:span><text:span text:style-name="T58">3</text:span><text:span text:style-name="T57"> structs that are used by the renderer to calculate vertex position and color of objects. </text:span><text:span text:style-name="T58">Like S_Vertex, t</text:span><text:span text:style-name="T57">hey </text:span><text:span text:style-name="T58">have</text:span><text:span text:style-name="T57"> the S_ prefix to indicate they are structs.</text:span></text:p>
      <text:p text:style-name="P39"><text:tab/><text:tab/></text:p>
      <text:p text:style-name="P23"><text:span text:style-name="T57"><text:tab/><text:tab/></text:span><text:span text:style-name="T24">S_Mesh</text:span><text:span text:style-name="T57">: Contains vertex data</text:span></text:p>
      <text:p text:style-name="P38"/>
      <text:p text:style-name="P7"><text:span text:style-name="T50">W</text:span><text:span text:style-name="T49">indow and Input Management:</text:span></text:p>
      <text:p text:style-name="P7"><text:span text:style-name="T49"><text:tab/></text:span><text:span text:style-name="T25">Windows and input handling are implemented using the SDL library.</text:span></text:p>
      <text:p text:style-name="P40"><text:tab/></text:p>
      <text:p text:style-name="P7"><text:span text:style-name="T25"><text:tab/></text:span><text:span text:style-name="T52">SDLManager</text:span><text:span text:style-name="T25">: The SDLManager class handles the creation and destruction of SDL entities and SDL_Window and SDL_Event. <text:s/>It holds pointers to SDLWindowManager and SDLEventHandler classes to respectively create and maintain windows and handle user inputs. Thought proper event handling has not yet been implemented in the rest of the engine, the event handler holds a pointer to the renderer to inform it of changes in window size via a callback function.</text:span></text:p>
      <text:p text:style-name="P40"/>
      <text:p text:style-name="P40"/>
      <text:p text:style-name="P56">Gameplay:</text:p>
      <text:p text:style-name="P56"/>
      <text:p text:style-name="P8"><text:span text:style-name="T49"><text:tab/></text:span><text:span text:style-name="T8">Game: </text:span><text:span text:style-name="T25">The Game class is the main manager of the gameplay processes, it has maps of Meshes, Materials and Levels, sorted by name (strings) and a pointer to a Clock class object.</text:span></text:p>
      <text:p text:style-name="P9"><text:span text:style-name="T25"><text:tab/></text:span><text:span text:style-name="T35">Game calls the Start </text:span><text:span text:style-name="T40">function at the first time every Level is loaded, and from it it call’s the currently loaded level’s Start, which in turn calls each of that Levels objects’ Start. Then, at every frame, it calls the </text:span><text:span text:style-name="T35">Update </text:span><text:span text:style-name="T40">function,</text:span><text:span text:style-name="T35"> passing in the calculated deltaTime to the O_Level class it is currently running. </text:span><text:span text:style-name="T40">The HandleEvents function, that will manage user input, will also be implemented in Game, and similarly make calls to event handling functions in Levels and Objects.</text:span></text:p>
      <text:p text:style-name="P41"><text:tab/>Game also has a pointer to the renderer and is responsible initializing it’s data and making the render calls. It’s void Run() function contains the main game loop.</text:p>
      <text:p text:style-name="P41"><text:tab/></text:p>
      <text:p text:style-name="P10"><text:soft-page-break/><text:span text:style-name="T25"><text:tab/></text:span><text:span text:style-name="T8">O_Object</text:span><text:span text:style-name="T25">: The most basic class from which most other classes of gameplay functionality inherit. It contains a string Name, a string set of Tags, a pointer to the Level it’s in and virtual Start and an Update function that are called when it is first spawned and at every frame respectively. The class itself is not meant to be use, only inherited from. Classes that inherit from it usually have the O_ prefix.</text:span></text:p>
      <text:p text:style-name="P41"><text:tab/></text:p>
      <text:p text:style-name="P11"><text:span text:style-name="T25"><text:tab/></text:span><text:span text:style-name="T8">O_GameObject</text:span><text:span text:style-name="T25">: This is the main class for objects in a game or simulation, it expands on the O_Object class by adding a Root component of C_TransformCompoinent class that holds it’s position, orientation and scale, and a set of O_Components that implement various functionalities. </text:span><text:span text:style-name="T38">The AddComponentOfClass, </text:span><text:span text:style-name="T39">RemoveComponent </text:span><text:span text:style-name="T38">and GetAllComponentsOfClass </text:span><text:span text:style-name="T39">fucntions</text:span><text:span text:style-name="T38"> can be use at construction or runtime to manage a game object’s components.</text:span></text:p>
      <text:p text:style-name="P11"><text:span text:style-name="T25"><text:tab/>This class can be used for very simple purposes, and </text:span><text:span text:style-name="T36">it is possible to add components, and subsequently functionalities, at run time, but in most cases it will be used as a Base class for inheritance. Classes th</text:span><text:span text:style-name="T39">at</text:span><text:span text:style-name="T36"> inherit form O_GameObject have the GO_ prefix.</text:span></text:p>
      <text:p text:style-name="P42"><text:tab/>It is form the O_GameComponet class the Start and Update functions of components are called.</text:p>
      <text:p text:style-name="P42"/>
      <text:p text:style-name="P10"><text:span text:style-name="T36"><text:tab/></text:span><text:span text:style-name="T14">O_Level</text:span><text:span text:style-name="T36">: Level is the class the holds all objects in play </text:span><text:span text:style-name="T37">(a set of O_Object pointers)</text:span><text:span text:style-name="T36">, it has a pointer to Game, loads the objects to it so they can be rendered and assigns textures and meshes from Game to it’s objects. It is from the O_Level class that the Start and Update function of non component O_Objects are called. </text:span><text:span text:style-name="T37">Level also holds a vector of C_CollisionComponents, the base class of all collision handling objects, and it calls the CheckForCollisions static function, that takes this vector as an argument, from it’s Update. </text:span><text:span text:style-name="T38">Like O_Object, Level is meant to be inherited from rather then used as is. Classes that inherit from O_Level have the L_ prefix.</text:span></text:p>
      <text:p text:style-name="P43"/>
      <text:p text:style-name="P10"><text:span text:style-name="T37"><text:tab/></text:span><text:span text:style-name="T15">O_Component</text:span><text:span text:style-name="T37">: </text:span><text:span text:style-name="T38">This is the base component class. It must be attached to an O_GameObject at construction. </text:span><text:span text:style-name="T39">O_Component holds only a pointer the O_GameObject it is attached to, and is meant to be inherited from. Derived classes of O_Componelnt, called components, are the main source of functionality in the code, this allow for great reusability and modularity. Most GameObjects add very little to no code to the base O_GameObject class, instead they assign components at construction and hold pointers to his components so they can me more easily accessed. Components use de C_ prefix.</text:span></text:p>
      <text:p text:style-name="P44"><text:tab/></text:p>
      <text:p text:style-name="P12"><text:span text:style-name="T39"><text:tab/></text:span><text:span text:style-name="T16">C_TransformComponent</text:span><text:span text:style-name="T39">: This component has a pointer to an FTransform struct and is used as the root (the reference for position, orientation and scale) of O_GameObjects. It adjusts it’s own relative </text:span><text:span text:style-name="T40">transform</text:span><text:span text:style-name="T39"> (in case it is not the root) </text:span><text:span text:style-name="T40">automatically in it’s Update. Every Component that needs transformation data must inherit from C_TransformComponent. </text:span><text:span text:style-name="T42">The GetAbsoluteComponentTransform function returns the components transform in relation to the game level rather then it’s owner.</text:span></text:p>
      <text:p text:style-name="P45"/>
      <text:p text:style-name="P25"><text:span text:style-name="T7"><text:tab/>C_RenderableComponent</text:span><text:span text:style-name="T25">: Inheriting form C_TransformComponent, this class acts as a flag to facilitate the transference of data from Level to Renderer. It adds a IsVisible boolean flag to determine whet</text:span><text:span text:style-name="T41">h</text:span><text:span text:style-name="T25">er </text:span><text:span text:style-name="T41">the Renderer should draw this component. </text:span></text:p>
      <text:p text:style-name="P39"><text:tab/>Ironically, C_RenderableComponent is itself not really renderable, since it has no associated mesh, texture or colour. It is meat as a base class to make different types of renderable entities easier to identify. Every component that will be drawn must be derived from C_RenderableComponent. </text:p>
      <text:p text:style-name="P41"><text:tab/></text:p>
      <text:p text:style-name="P10"><text:span text:style-name="T25"><text:tab/></text:span><text:span text:style-name="T17">C_StaticMeshComponent</text:span><text:span text:style-name="T41">: The static mesh component </text:span><text:span text:style-name="T42">inherits from C_RenderableComponent (and thus, from C_TransformComponent)</text:span><text:span text:style-name="T41"> holds pointer</text:span><text:span text:style-name="T42">s</text:span><text:span text:style-name="T41"> to a</text:span><text:span text:style-name="T42">n</text:span><text:span text:style-name="T41"> </text:span><text:span text:style-name="T42">S_Mesh</text:span><text:span text:style-name="T41">,</text:span><text:span text:style-name="T42"> an S_Texture and an FMatrix4, which represents the components model matrix. The model matrix is recalculated in Update every frame according to the absolute transform.</text:span></text:p>
      <text:p text:style-name="P46"><text:tab/>The mesh, texture and model matrix data is linked to the renderer via pointers and used as basis for the draw operations.</text:p>
      <text:p text:style-name="P10"><text:soft-page-break/><text:span text:style-name="T42"><text:tab/></text:span><text:span text:style-name="T18">C_MovementComponent</text:span><text:span text:style-name="T43">: The movement component holds 4 FVector3 pointers representing a game objects linear and angular velocity and acceleration and 4 other FVector3 to be used as buffers for this values so that collision and event handling won’t be affected by order of function call. At Update it recalculates it’s own values and it’s game object’s position and orientation.</text:span></text:p>
      <text:p text:style-name="P47"/>
      <text:p text:style-name="P10"><text:span text:style-name="T43"><text:tab/></text:span><text:span text:style-name="T18">C_PhysicsComponent</text:span><text:span text:style-name="T43">: Inheriting from C_MovementeComponent, the physics component adds variables to track mass and angular inertia and can be used as an argument for the FPhysicsLib::AddForce static function, which recalculates the components velocity and angular velocity based on force and point of impact.</text:span></text:p>
      <text:p text:style-name="P47"/>
      <text:p text:style-name="P10"><text:span text:style-name="T43"><text:tab/></text:span><text:span text:style-name="T18">C_CollisionComponent</text:span><text:span text:style-name="T43">: The collision component is the base class for colliders and also houses the static collision functions. It has </text:span><text:span text:style-name="T44">set of C_CollisionComponent* to store the components it is currently overlapping and a ECollisionType enum to determine how to handle it’s collision with other colliders. Collision component inherits from C_TransformComponent, but has no inherent volume, and thus cannot collide, it is meat as a base class for creating colliders.</text:span></text:p>
      <text:p text:style-name="P10"><text:span text:style-name="T44"><text:tab/></text:span><text:span text:style-name="T45">Collision component has static functions to check for collisions between spheres, boxes and planes.</text:span></text:p>
      <text:p text:style-name="P48"><text:tab/></text:p>
      <text:p text:style-name="P13"><text:span text:style-name="T44"><text:tab/></text:span><text:span text:style-name="T19">ECollisionType</text:span><text:span text:style-name="T44">: This enum has 3 possible values: NO_COLLISION, OVERLAP, and COLLISION. Components with NO_COLLISION will never collide or overlap. If set to OVERLAP, the component will overlap with other OVERLAP components and with COLLISION components. Collision will only occur when both components are set to COLLISION.</text:span></text:p>
      <text:p text:style-name="P48"/>
      <text:p text:style-name="P13"><text:span text:style-name="T44"><text:tab/></text:span><text:span text:style-name="T20">S_CollisionData</text:span><text:span text:style-name="T45">: This struct has pointers to an O_GameObject and a C_CollisionComponent and a FVector3, representing the game object and component the collision happened with and the exact point of collision. It is used to pass this data between different function calls.</text:span></text:p>
      <text:p text:style-name="P48"/>
      <text:p text:style-name="P13"><text:span text:style-name="T44"><text:tab/></text:span><text:span text:style-name="T19">C_SphereCollision</text:span><text:span text:style-name="T44">: Inheriting from C_CollisionComponent, the sphere collider has a pointer to a sphere and uses it’s volume to check if it is colliding or overlapping with other components.</text:span></text:p>
      <text:p text:style-name="P48"/>
      <text:p text:style-name="P13"><text:span text:style-name="T44"><text:tab/></text:span><text:span text:style-name="T19">C_BoxCollision</text:span><text:span text:style-name="T44">: Similar to the sphere collider, the box collider uses a Boxes volume instead to determine it’s collisions.</text:span></text:p>
      <text:p text:style-name="P48"/>
      <text:p text:style-name="P16"><text:span text:style-name="T51">R</text:span><text:span text:style-name="T49">enderer:</text:span></text:p>
      <text:p text:style-name="P57"/>
      <text:p text:style-name="P17"><text:span text:style-name="T49"><text:tab/></text:span><text:span text:style-name="T8">Renderer</text:span><text:span text:style-name="T25">: This is a virtual class, it declares Intialize, CleanUp, Render and FramebufferResizeCallback that must be overridden and defined by its derived classes. This allows for future implementation of different renderers without affecting the rest of the engine code.</text:span></text:p>
      <text:p text:style-name="P50"/>
      <text:p text:style-name="P14"><text:span text:style-name="T48"><text:tab/></text:span><text:span text:style-name="T23">UniformCameraBuffer</text:span><text:span text:style-name="T48">: This buffer has two FMatrix4 that represent the view and projection matrices. For now it stands as a placeholder until a proper camera component class is implemented, at which point it will be a member variable of said component.</text:span></text:p>
      <text:p text:style-name="P50"/>
      <text:p text:style-name="P14"><text:span text:style-name="T48"><text:tab/></text:span><text:span text:style-name="T23">RenderInitilizationData</text:span><text:span text:style-name="T48">: This class maps the meshes, textures, model matrices and cameras in a way the renderer can interpret properly. It makes sure no mesh or texture is duplicated in memory.</text:span></text:p>
      <text:p text:style-name="P51"/>
      <text:p text:style-name="P52"><text:tab/></text:p>
      <text:p text:style-name="P17"><text:soft-page-break/><text:span text:style-name="T61">Relating to the </text:span><text:span text:style-name="T62">assignment</text:span><text:span text:style-name="T61">:</text:span><text:span text:style-name="T63"> Vulkan is a very complex API, and a proper explanation of the system implemented in this engine would require a rather large document by itself, which is beyond the scope of this assignment.</text:span></text:p>
      <text:p text:style-name="P58">I will instead explain very abstractly the intended function of each of the five classes involved. </text:p>
      <text:p text:style-name="P58">In the future I intend to create a proper documentation which will explain the classes in much more detail.</text:p>
      <text:p text:style-name="P51"/>
      <text:p text:style-name="P16"><text:span text:style-name="T25"><text:tab/></text:span><text:span text:style-name="T8">VulkanManager</text:span><text:span text:style-name="T25">: Inheriting from Renderer, this class manages the complex vulkan rendering code and has pointers to Vulkan</text:span><text:span text:style-name="T46">Debugger, VulkanDevices, VulkanSwapchainManager and VulkanPipelineManager. VulkanManager is also responsible for creating command buffers and making the draw calls.</text:span></text:p>
      <text:p text:style-name="P53"/>
      <text:p text:style-name="P16"><text:span text:style-name="T46"><text:tab/></text:span><text:span text:style-name="T21">VulkanDebugger</text:span><text:span text:style-name="T46">: This class </text:span><text:span text:style-name="T47">creates and manages the Validation Layers, a system of warning and error messages that greatly help in debuggin Vulkan specific code. VulkanDebugger only runs is debug mode, and will not affect performance on release.</text:span></text:p>
      <text:p text:style-name="P54"/>
      <text:p text:style-name="P16"><text:span text:style-name="T47"><text:tab/></text:span><text:span text:style-name="T22">VulkanDevices</text:span><text:span text:style-name="T47">: The Vulkan API needs a reference to a physical device (actual GPU or equivalent, such as an on board) and a logical device (created virtually) in many of its functions, Vulkan devices selects a physical device from among those available and creates a logical device from it, adding the required extensions. It also stores the pointers to both devices.</text:span></text:p>
      <text:p text:style-name="P54"/>
      <text:p text:style-name="P16"><text:span text:style-name="T47"><text:tab/></text:span><text:span text:style-name="T22">VulkanSwapchainManager</text:span><text:span text:style-name="T47">: The swapchain manager deals with framebuffers and descriptors (vulkans way of passing information to the GPU), it it translates most of the data that will be passed to the shaders, such as texture data, model, view and perspective matrices, etc.</text:span></text:p>
      <text:p text:style-name="P49"/>
      <text:p text:style-name="P10"><text:span text:style-name="T44"><text:tab/></text:span><text:span text:style-name="T22">VulkanPipelineManager</text:span><text:span text:style-name="T47">: </text:span><text:span text:style-name="T48">This class manages the materials, window resize support, scissors and depth and stencil tests and descriptor set allocation. All this a set in a VkPipeline entity that is then used by a VkCommandBuffer to make the draw calls.</text:span></text:p>
      <text:p text:style-name="P40"/>
      <text:p text:style-name="P55"><text:a xlink:type="simple" xlink:href="https://youtu.be/l3M4XSjUQwE" text:style-name="Internet_20_link" text:visited-style-name="Visited_20_Internet_20_Link">Engine Demo on youtube: https://youtu.be/l3M4XSjUQwE</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7T09:21:01.004000000</meta:creation-date>
    <dc:date>2020-12-17T21:53:07.240000000</dc:date>
    <meta:editing-duration>PT52M45S</meta:editing-duration>
    <meta:editing-cycles>4</meta:editing-cycles>
    <meta:generator>LibreOffice/6.1.0.3$Windows_X86_64 LibreOffice_project/efb621ed25068d70781dc026f7e9c5187a4decd1</meta:generator>
    <meta:document-statistic meta:table-count="0" meta:image-count="0" meta:object-count="0" meta:page-count="6" meta:paragraph-count="95" meta:word-count="2654" meta:character-count="17091" meta:non-whitespace-character-count="14385"/>
  </office:meta>
</office:document-meta>
</file>